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torial:</text:p>
      <text:p text:style-name="Standard">1- Install ROS, a quick google search leads to http://www.ros.org/wiki/groovy/Installation/Ubuntu, get the sources.list for your ubuntu version. I'll be using 12.04 here since it's the current long term supported version. </text:p>
      <text:p text:style-name="Standard"></text:p>
      <text:p text:style-name="Standard">I used the command</text:p>
      <text:p text:style-name="P1">sudo sh -c 'echo "deb http://packages.ros.org/ros/ubuntu precise main" &gt; /etc/apt/sources.list.d/ros-latest.list' </text:p>
      <text:p text:style-name="Standard"><text:s/></text:p>
      <text:p text:style-name="Standard">I also installed the key : <text:span text:style-name="T1">wget http://packages.ros.org/ros.key -O - | sudo apt-key add - </text:span></text:p>
      <text:p text:style-name="Standard"></text:p>
      <text:p text:style-name="Standard">This website guides one through the groovy version of ros installation. However there is a more recent version of it, called hydro. It was released very recently, august. So I used :</text:p>
      <text:p text:style-name="Standard"></text:p>
      <text:p text:style-name="P1">sudo apt-get get update ;</text:p>
      <text:p text:style-name="P1">sudo apt-get install ros-hydro-desktop-full</text:p>
      <text:p text:style-name="Standard"></text:p>
      <text:p text:style-name="Standard">to install it, analogous to the command given in the website. </text:p>
      <text:p text:style-name="Standard"></text:p>
      <text:p text:style-name="Standard"><text:s/>This installation is a big one and should take a while. </text:p>
      <text:p text:style-name="Standard"></text:p>
      <text:p text:style-name="Standard">After it's done installing make sure it is updated (<text:span text:style-name="T1">sudo apt-get update;sudo apt-get upgrade</text:span>) and open your ~/.bashrc file(<text:span text:style-name="T1">gedit ~/.bashrc</text:span>) and add "source /opt/ros/hydro/setup.bash", here I put it at the end a the file (in a new line).</text:p>
      <text:p text:style-name="Standard"></text:p>
      <text:p text:style-name="Standard">Test the program, open a new terminal and type <text:span text:style-name="T1">roscore</text:span>. It should work.</text:p>
      <text:p text:style-name="Standard">Close it and proceed to the gazebo installation.</text:p>
      <text:p text:style-name="Standard"></text:p>
      <text:p text:style-name="Standard"></text:p>
      <text:p text:style-name="Standard">2- Install Gazebo, a similar google search leads to http://gazebosim.org/wiki/1.9/install#Pre-compiled_binaries. Bear in mind once again that I'll be using the 12.04 ubuntu version here.</text:p>
      <text:p text:style-name="Standard"></text:p>
      <text:p text:style-name="Standard">Setting the source.list : </text:p>
      <text:p text:style-name="Standard"></text:p>
      <text:p text:style-name="P1">sudo sh -c 'echo "deb http://packages.osrfoundation.org/gazebo/ubuntu precise main" &gt; /etc/apt/sources.list.d/gazebo-latest.list'</text:p>
      <text:p text:style-name="P1"></text:p>
      <text:p text:style-name="Standard"></text:p>
      <text:p text:style-name="Standard">Getting the key : <text:span text:style-name="T1">wget http://packages.osrfoundation.org/gazebo.key -O - | sudo apt-key add -</text:span></text:p>
      <text:p text:style-name="Standard"></text:p>
      <text:p text:style-name="Standard">Preparing to install Gazebo:</text:p>
      <text:p text:style-name="Standard"></text:p>
      <text:p text:style-name="P1">sudo apt-get update;</text:p>
      <text:p text:style-name="P1">sudo apt-get upgrade</text:p>
      <text:p text:style-name="Standard"></text:p>
      <text:p text:style-name="Standard">installing:</text:p>
      <text:p text:style-name="Standard"></text:p>
      <text:p text:style-name="P1">sudo apt-get install gazebo</text:p>
      <text:p text:style-name="Standard"></text:p>
      <text:p text:style-name="Standard"><text:soft-page-break/>for some reason it said it was already installed here, maybe it comes with the hydro version of ros, but try installing it just to be sure. </text:p>
      <text:p text:style-name="Standard"></text:p>
      <text:p text:style-name="Standard">After that, run <text:span text:style-name="T1">gzserver</text:span> so it gets the necessary models to initialize.</text:p>
      <text:p text:style-name="Standard"><text:s/>It exited here with and error, but I followed http://answers.gazebosim.org/question/1213/cannot-connect-to-connection-manager/</text:p>
      <text:p text:style-name="Standard"><text:s/>and deleted the "localhost" from the etc/hosts in line ::1 still didn't solve, so I rebooted the pc and then it was solved. Exit after running gzserver.</text:p>
      <text:p text:style-name="Standard"></text:p>
      <text:p text:style-name="Standard"><text:s/>By now you should be able to open gazebo with "<text:span text:style-name="T1">gazebo</text:span>" in the terminal with no error.</text:p>
      <text:p text:style-name="Standard"></text:p>
      <text:p text:style-name="Standard">3- Installing the car and plugins: </text:p>
      <text:p text:style-name="Standard"><text:s/></text:p>
      <text:p text:style-name="Standard"><text:s/>Copy the vilma_draw and vilma_vehicle to the ~/.gazebo/models.</text:p>
      <text:p text:style-name="Standard"><text:s/>You should now be able to open the vehicle in the gazebo insert tab, but only the draw one, since the vilma_vehicle uses the plugins not yet installed.</text:p>
      <text:p text:style-name="Standard"><text:s/>Now copy the libvilma_ros_plugin.so to the /usr/lib/gazebo-1.9/plugins</text:p>
      <text:p text:style-name="Standard"><text:s/>and libVilma2Plugin.so to /usr/lib/gazebo-1.8/plugins(create the gazebo-1.8/plugins folders because libvilma_ros_plugin.so tries to load libVilma2Plugin.so from this path, one plugin is dependent of the other. I need to fix this).</text:p>
      <text:p text:style-name="Standard"><text:s/>Now put the my_world.world file in your home directory. You can put it another where but then it will be more thoublesome. </text:p>
      <text:p text:style-name="Standard"><text:s/>Now copy all content of the folder environments to the ~/.gazebo/models. This content regards the world model files. </text:p>
      <text:p text:style-name="Standard"><text:s/>Now type : roscore in one terminal, let it run and in another one type <text:span text:style-name="T1">gazebo -s libgazebo_ros_api_plugin.so my_world.world</text:span> </text:p>
      <text:p text:style-name="Standard"><text:s/>it should open with the world and vehicle .</text:p>
      <text:p text:style-name="Standard"><text:s/>Now it is all installed. Moving on to the controlling the vehicle part:</text:p>
      <text:p text:style-name="Standard"></text:p>
      <text:p text:style-name="Standard"><text:s/>in order to use the gui tool (as of today, I plan on trying to change that) you need to install a program, QT. You can get it here http://qt-project.org/downloads, make sure to install in the default directory. I used the online version for 64 bits. After it's installed just run in a terminal the vilma_controler file using ./vilma_controler in it's directory.</text:p>
      <text:p text:style-name="Standard"></text:p>
      <text:p text:style-name="Standard"><text:s/>The command line version it a lot simpler, just execute it in a terminal.</text:p>
      <text:p text:style-name="Standard"></text:p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erio </meta:initial-creator>
    <meta:creation-date>2013-08-12T18:49:21</meta:creation-date>
    <dc:date>2013-08-12T18:56:31</dc:date>
    <dc:creator>Tiberio </dc:creator>
    <meta:editing-duration>P0D</meta:editing-duration>
    <meta:editing-cycles>1</meta:editing-cycles>
    <meta:document-statistic meta:table-count="0" meta:image-count="0" meta:object-count="0" meta:page-count="2" meta:paragraph-count="68" meta:word-count="575" meta:character-count="3834" meta:non-whitespace-character-count="3203"/>
    <meta:generator>LibreOffice/3.5$Linux_X86_64 LibreOffice_project/350m1$Build-2</meta:generator>
  </office:meta>
</office:document-meta>
</file>